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table:style-name="Default"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Diameter (mm)</text:p>
          </table:table-cell>
          <table:table-cell table:style-name="ce1"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2" table:style-name="ce1" office:value-type="float" office:value="9.8" calcext:value-type="float">
            <text:p>9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3" table:style-name="ce1" office:value-type="float" office:value="10.2" calcext:value-type="float">
            <text:p>10.2</text:p>
          </table:table-cell>
        </table:table-row>
        <table:table-row table:style-name="ro2">
          <table:table-cell table:style-name="ce1" office:value-type="string" calcext:value-type="string">
            <text:p>Weight (g/m)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UIAA Rating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table:style-name="Default"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table:style-name="Default"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table:style-name="Default"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4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03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15" calcext:value-type="float">
            <text:p>3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5.04" calcext:value-type="float">
            <text:p>5.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xim Equinox</text:p>
          </table:table-cell>
          <table:table-cell/>
        </table:table-row>
        <table:table-row table:style-name="ro4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4.55" calcext:value-type="float">
            <text:p>4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5:28:36.222424681</dc:date>
    <meta:editing-duration>PT3H36M</meta:editing-duration>
    <meta:editing-cycles>6</meta:editing-cycles>
    <meta:generator>LibreOffice/4.2.7.2$Linux_X86_64 LibreOffice_project/420m0$Build-2</meta:generator>
    <meta:document-statistic meta:table-count="4" meta:cell-count="605" meta:object-count="0"/>
  </office:meta>
</office:document-meta>
</file>